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04a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04a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01a8a2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04aa4" style:font-weight-asian="normal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style:font-name="Times New Roman" style:text-underline-style="none" fo:font-weight="normal" officeooo:rsid="00004aa4" officeooo:paragraph-rsid="0001a8a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1a8a2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15f73" officeooo:paragraph-rsid="00015f73" style:font-weight-asian="normal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5" style:family="paragraph" style:parent-style-name="Standard" style:list-style-name="L16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6" style:family="paragraph" style:parent-style-name="Standard" style:list-style-name="L17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8" style:family="paragraph" style:parent-style-name="Standard" style:list-style-name="L22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29" style:family="paragraph" style:parent-style-name="Standard" style:list-style-name="L23">
      <style:paragraph-properties fo:text-align="start" style:justify-single-word="false"/>
      <style:text-properties style:font-name="Times New Roman" style:text-underline-style="none" fo:font-weight="normal" officeooo:rsid="00015f73" officeooo:paragraph-rsid="0001a8a2" style:font-weight-asian="normal" style:font-weight-complex="normal"/>
    </style:style>
    <style:style style:name="P30" style:family="paragraph" style:parent-style-name="Standard" style:list-style-name="L22">
      <style:paragraph-properties fo:text-align="start" style:justify-single-word="false"/>
      <style:text-properties style:font-name="Times New Roman" style:text-underline-style="none" fo:font-weight="normal" officeooo:rsid="00031cb8" officeooo:paragraph-rsid="00031cb8" style:font-weight-asian="normal" style:font-weight-complex="normal"/>
    </style:style>
    <style:style style:name="P31" style:family="paragraph" style:parent-style-name="Standard" style:list-style-name="L23">
      <style:paragraph-properties fo:text-align="start" style:justify-single-word="false"/>
      <style:text-properties style:font-name="Times New Roman" style:text-underline-style="none" fo:font-weight="normal" officeooo:rsid="00031cb8" officeooo:paragraph-rsid="00031cb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004a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01a8a2" style:font-style-asian="italic" style:font-weight-asian="normal" style:font-style-complex="italic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imes New Roman" fo:font-style="italic" style:text-underline-style="none" fo:font-weight="normal" officeooo:rsid="0001a8a2" officeooo:paragraph-rsid="0001a8a2" style:font-style-asian="italic" style:font-weight-asian="normal" style:font-style-complex="italic" style:font-weight-complex="normal"/>
    </style:style>
    <style:style style:name="P35" style:family="paragraph" style:parent-style-name="Standard" style:list-style-name="L13">
      <style:paragraph-properties fo:text-align="start" style:justify-single-word="false"/>
      <style:text-properties style:font-name="Times New Roman" fo:font-style="italic" style:text-underline-style="none" fo:font-weight="normal" officeooo:rsid="0001a8a2" officeooo:paragraph-rsid="0001a8a2" style:font-style-asian="italic" style:font-weight-asian="normal" style:font-style-complex="italic" style:font-weight-complex="normal"/>
    </style:style>
    <style:style style:name="P36" style:family="paragraph" style:parent-style-name="Standard" style:list-style-name="L14">
      <style:paragraph-properties fo:text-align="start" style:justify-single-word="false"/>
      <style:text-properties style:font-name="Times New Roman" fo:font-style="italic" style:text-underline-style="none" fo:font-weight="normal" officeooo:rsid="0001a8a2" officeooo:paragraph-rsid="0001a8a2" style:font-style-asian="italic" style:font-weight-asian="normal" style:font-style-complex="italic" style:font-weight-complex="normal"/>
    </style:style>
    <style:style style:name="P37" style:family="paragraph" style:parent-style-name="Standard" style:list-style-name="L15">
      <style:paragraph-properties fo:text-align="start" style:justify-single-word="false"/>
      <style:text-properties style:font-name="Times New Roman" fo:font-style="italic" style:text-underline-style="none" fo:font-weight="normal" officeooo:rsid="0001a8a2" officeooo:paragraph-rsid="0001a8a2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1a8a2" officeooo:paragraph-rsid="0001a8a2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1a8a2" style:font-weight-asian="bold" style:font-weight-complex="bold"/>
    </style:style>
    <style:style style:name="P40" style:family="paragraph" style:parent-style-name="Standard" style:list-style-name="L18">
      <style:paragraph-properties fo:text-align="start" style:justify-single-word="false"/>
      <style:text-properties style:font-name="Times New Roman" fo:font-style="normal" style:text-underline-style="none" fo:font-weight="normal" officeooo:rsid="0001a8a2" officeooo:paragraph-rsid="0001a8a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01a8a2" officeooo:paragraph-rsid="0001a8a2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Times New Roman" fo:font-style="normal" style:text-underline-style="none" fo:font-weight="normal" officeooo:rsid="0001a8a2" officeooo:paragraph-rsid="0001a8a2" style:font-style-asian="normal" style:font-weight-asian="normal" style:font-style-complex="normal" style:font-weight-complex="normal"/>
    </style:style>
    <style:style style:name="P43" style:family="paragraph" style:parent-style-name="Standard" style:list-style-name="L19">
      <style:paragraph-properties fo:text-align="start" style:justify-single-word="false"/>
      <style:text-properties style:font-name="Times New Roman" fo:font-style="normal" style:text-underline-style="none" fo:font-weight="normal" officeooo:rsid="0001a8a2" officeooo:paragraph-rsid="00031cb8" style:font-style-asian="normal" style:font-weight-asian="normal" style:font-style-complex="normal" style:font-weight-complex="normal"/>
    </style:style>
    <style:style style:name="P44" style:family="paragraph" style:parent-style-name="Standard" style:list-style-name="L20">
      <style:paragraph-properties fo:text-align="start" style:justify-single-word="false"/>
      <style:text-properties style:font-name="Times New Roman" fo:font-style="normal" style:text-underline-style="none" fo:font-weight="normal" officeooo:rsid="00031cb8" officeooo:paragraph-rsid="00031cb8" style:font-style-asian="normal" style:font-weight-asian="normal" style:font-style-complex="normal" style:font-weight-complex="normal"/>
    </style:style>
    <style:style style:name="P45" style:family="paragraph" style:parent-style-name="Standard" style:list-style-name="L21">
      <style:paragraph-properties fo:text-align="start" style:justify-single-word="false"/>
      <style:text-properties style:font-name="Times New Roman" fo:font-style="normal" style:text-underline-style="none" fo:font-weight="normal" officeooo:rsid="00031cb8" officeooo:paragraph-rsid="00031cb8" style:font-style-asian="normal" style:font-weight-asian="normal" style:font-style-complex="normal" style:font-weight-complex="normal"/>
    </style:style>
    <style:style style:name="P46" style:family="paragraph" style:parent-style-name="Standard" style:list-style-name="L24">
      <style:paragraph-properties fo:text-align="start" style:justify-single-word="false"/>
      <style:text-properties style:font-name="Times New Roman" fo:font-style="normal" style:text-underline-style="none" fo:font-weight="normal" officeooo:rsid="00031cb8" officeooo:paragraph-rsid="00031cb8" style:font-style-asian="normal" style:font-weight-asian="normal" style:font-style-complex="normal" style:font-weight-complex="normal"/>
    </style:style>
    <style:style style:name="T1" style:family="text">
      <style:text-properties officeooo:rsid="00015f73"/>
    </style:style>
    <style:style style:name="T2" style:family="text">
      <style:text-properties officeooo:rsid="0001a8a2"/>
    </style:style>
    <style:style style:name="T3" style:family="text">
      <style:text-properties officeooo:rsid="00031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ecommunications Exam Notes</text:p>
      <text:p text:style-name="P1"/>
      <text:list xml:id="list573255298" text:style-name="L1">
        <text:list-item>
          <text:p text:style-name="P4">Two hour Exam</text:p>
        </text:list-item>
        <text:list-item>
          <text:p text:style-name="P4">Answer 2 of 3 Questions</text:p>
        </text:list-item>
        <text:list-item>
          <text:p text:style-name="P4">1 hour per question</text:p>
        </text:list-item>
      </text:list>
      <text:p text:style-name="P1"/>
      <text:p text:style-name="P2">2017 Exam:</text:p>
      <text:p text:style-name="P2"/>
      <text:p text:style-name="P32">Q1 (a) – <text:span text:style-name="T1">Flow Control</text:span></text:p>
      <text:p text:style-name="P3"/>
      <text:list xml:id="list2337679201" text:style-name="L2">
        <text:list-item>
          <text:p text:style-name="P5">Stop and Wait ARQ (Frames in Detail)</text:p>
        </text:list-item>
        <text:list-item>
          <text:p text:style-name="P5">Selective-Repeat (Frames in Detail)</text:p>
        </text:list-item>
        <text:list-item>
          <text:p text:style-name="P5">I-Frame, S-Frame, U-Frame</text:p>
        </text:list-item>
      </text:list>
      <text:p text:style-name="P3"/>
      <text:p text:style-name="P32">Q1 (b) – <text:span text:style-name="T1">Error Checking</text:span></text:p>
      <text:p text:style-name="P3"/>
      <text:list xml:id="list3628281665" text:style-name="L3">
        <text:list-item>
          <text:p text:style-name="P7">Error Detection Approaches</text:p>
        </text:list-item>
        <text:list-item>
          <text:p text:style-name="P7">Non-Costly Transmission Error Detections</text:p>
        </text:list-item>
        <text:list-item>
          <text:p text:style-name="P7">Costly Transmission Single-Bit Error Detections</text:p>
        </text:list-item>
      </text:list>
      <text:p text:style-name="P3"/>
      <text:p text:style-name="P32">Q2 (a) – <text:span text:style-name="T1">Multiple <text:s/>Access</text:span></text:p>
      <text:p text:style-name="P3"><text:s/></text:p>
      <text:list xml:id="list3119392878" text:style-name="L4">
        <text:list-item>
          <text:p text:style-name="P8">Medium Access Protocols (MAC)</text:p>
        </text:list-item>
        <text:list-item>
          <text:p text:style-name="P8">TDMA – Examples, Diagrams, Pros vs Cons</text:p>
        </text:list-item>
        <text:list-item>
          <text:p text:style-name="P8">Protocol other than TDMA – Examples, Diagrams, Pros vs Cons</text:p>
        </text:list-item>
      </text:list>
      <text:p text:style-name="P3"/>
      <text:p text:style-name="P32">Q2 (b) <text:s/>- <text:span text:style-name="T1">Distributed Coordination Function </text:span></text:p>
      <text:p text:style-name="P3"/>
      <text:list xml:id="list3280907156" text:style-name="L5">
        <text:list-item>
          <text:p text:style-name="P9">Distributed Coordination Function (DCF)</text:p>
        </text:list-item>
        <text:list-item>
          <text:p text:style-name="P9">Point Coordination Function (PCF)</text:p>
        </text:list-item>
        <text:list-item>
          <text:p text:style-name="P9">Both in detail, know protocols</text:p>
        </text:list-item>
      </text:list>
      <text:p text:style-name="P3"/>
      <text:p text:style-name="P32">Q3 (a) – <text:span text:style-name="T1">IP Protocols</text:span></text:p>
      <text:p text:style-name="P32"/>
      <text:list xml:id="list509001522" text:style-name="L6">
        <text:list-item>
          <text:p text:style-name="P10">IP Packets from nodes to extrernal server</text:p>
        </text:list-item>
        <text:list-item>
          <text:p text:style-name="P10">Learn about Trinity's server</text:p>
        </text:list-item>
        <text:list-item>
          <text:p text:style-name="P10">Network Address Translation (NAT) – Diagrams and Explanation</text:p>
        </text:list-item>
      </text:list>
      <text:p text:style-name="P3"/>
      <text:p text:style-name="P32">Q3 (b) – <text:span text:style-name="T2">Routing Protocols</text:span></text:p>
      <text:p text:style-name="P3"/>
      <text:list xml:id="list2804621085" text:style-name="L7">
        <text:list-item>
          <text:p text:style-name="P11">Link State Routing (LSR)</text:p>
        </text:list-item>
        <text:list-item>
          <text:p text:style-name="P11">Two Components of LSR </text:p>
        </text:list-item>
        <text:list-item>
          <text:p text:style-name="P11">Explain Dijkstra's </text:p>
        </text:list-item>
        <text:list-item>
          <text:p text:style-name="P11">Routing Table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2016 Exam:</text:p>
      <text:p text:style-name="P2"/>
      <text:p text:style-name="P32">Q1 (a) – <text:span text:style-name="T1">Flow Control</text:span></text:p>
      <text:p text:style-name="P3"/>
      <text:list xml:id="list75440110901337" text:continue-list="list2337679201" text:style-name="L2">
        <text:list-item>
          <text:p text:style-name="P16">Discuss Flow Control <text:s/>Mechanisms</text:p>
        </text:list-item>
        <text:list-item>
          <text:p text:style-name="P5">Selective-Repeat (Frames in Detail)</text:p>
        </text:list-item>
        <text:list-item>
          <text:p text:style-name="P16">Go-Back-N mechanism</text:p>
        </text:list-item>
        <text:list-item>
          <text:p text:style-name="P16">Selective Repeat vs Stop-and-Wait</text:p>
        </text:list-item>
      </text:list>
      <text:p text:style-name="P3"/>
      <text:p text:style-name="P32">Q1 (b) – <text:span text:style-name="T1">Error Checking</text:span></text:p>
      <text:p text:style-name="P3"/>
      <text:list xml:id="list1368897679" text:style-name="L8">
        <text:list-item>
          <text:p text:style-name="P18">Cyclic-Redundancy Checksums (CRCs)</text:p>
        </text:list-item>
        <text:list-item>
          <text:p text:style-name="P18">Describe CRC </text:p>
        </text:list-item>
        <text:list-item>
          <text:p text:style-name="P18">Know Calculation in Detail</text:p>
        </text:list-item>
        <text:list-item>
          <text:p text:style-name="P18">CRC bits and Data Bits</text:p>
        </text:list-item>
      </text:list>
      <text:p text:style-name="P3"/>
      <text:p text:style-name="P32">Q2 (a) – <text:span text:style-name="T1">Multiple Access</text:span></text:p>
      <text:p text:style-name="P3"/>
      <text:list xml:id="list2453119571" text:style-name="L9">
        <text:list-item>
          <text:p text:style-name="P19">Carrier <text:s/>Sense Multiple Access (CSMA)</text:p>
        </text:list-item>
        <text:list-item>
          <text:p text:style-name="P19">Collision Detecion (CA)</text:p>
        </text:list-item>
        <text:list-item>
          <text:p text:style-name="P19">Time Division Multiple Access (TDMA)</text:p>
        </text:list-item>
        <text:list-item>
          <text:p text:style-name="P19">CSMA vs Another Protocol</text:p>
        </text:list-item>
      </text:list>
      <text:p text:style-name="P3"/>
      <text:p text:style-name="P32">Q2 (b) <text:s/>- <text:span text:style-name="T1">Distributed Coordination Function </text:span></text:p>
      <text:p text:style-name="P3"/>
      <text:list xml:id="list2531090965" text:style-name="L10">
        <text:list-item>
          <text:p text:style-name="P12">Distributed Coordination Function (DCF)</text:p>
        </text:list-item>
        <text:list-item>
          <text:p text:style-name="P12">Point Coordination Function (PCF)</text:p>
        </text:list-item>
        <text:list-item>
          <text:p text:style-name="P12">Both in detail, know protocols</text:p>
        </text:list-item>
      </text:list>
      <text:p text:style-name="P3"/>
      <text:p text:style-name="P32">Q3 (a) – <text:span text:style-name="T1">IP Protocols</text:span></text:p>
      <text:p text:style-name="P3"/>
      <text:list xml:id="list1623072429" text:style-name="L11">
        <text:list-item>
          <text:p text:style-name="P20">Classful Addressing (5 Classes for IPv4 addresses)</text:p>
        </text:list-item>
        <text:list-item>
          <text:p text:style-name="P20">Network Address Translation (NAT)</text:p>
        </text:list-item>
        <text:list-item>
          <text:p text:style-name="P20">Classful Inter-Domain Routing (CIDR)</text:p>
        </text:list-item>
        <text:list-item>
          <text:p text:style-name="P20">IPv6 Address Changes vs IPv4 Addresses</text:p>
        </text:list-item>
      </text:list>
      <text:p text:style-name="P3"/>
      <text:p text:style-name="P32">Q3 (b) – <text:span text:style-name="T1">Routing Protocols</text:span></text:p>
      <text:p text:style-name="P3"/>
      <text:list xml:id="list4168293364" text:style-name="L12">
        <text:list-item>
          <text:p text:style-name="P21">Distance Vector Routing</text:p>
        </text:list-item>
        <text:list-item>
          <text:p text:style-name="P21">Link State Routing</text:p>
        </text:list-item>
        <text:list-item>
          <text:p text:style-name="P21">Router Failures and Solutions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><text:soft-page-break/>201<text:span text:style-name="T2">5</text:span> Exam:</text:p>
      <text:p text:style-name="P39"/>
      <text:p text:style-name="P33">Q1 (a) – <text:span text:style-name="T1">Flow Control</text:span></text:p>
      <text:p text:style-name="P15"/>
      <text:list xml:id="list75439863081334" text:continue-list="list75440110901337" text:style-name="L2">
        <text:list-item>
          <text:p text:style-name="P17">Discuss Flow Control <text:s/>Mechanisms</text:p>
        </text:list-item>
        <text:list-item>
          <text:p text:style-name="P6">Selective-Repeat (Frames in Detail)</text:p>
        </text:list-item>
        <text:list-item>
          <text:p text:style-name="P17">Go-Back-N mechanism</text:p>
        </text:list-item>
        <text:list-item>
          <text:p text:style-name="P17">Selective Repeat vs Stop-and-Wait</text:p>
        </text:list-item>
        <text:list-item>
          <text:p text:style-name="P34">Exact same question as 2016</text:p>
        </text:list-item>
      </text:list>
      <text:p text:style-name="P15"/>
      <text:p text:style-name="P33">Q1 (b) – <text:span text:style-name="T1">Error Checking</text:span></text:p>
      <text:p text:style-name="P15"/>
      <text:list xml:id="list415215092" text:style-name="L13">
        <text:list-item>
          <text:p text:style-name="P23">Cyclic-Redundancy Checksums (CRCs)</text:p>
        </text:list-item>
        <text:list-item>
          <text:p text:style-name="P23">Describe CRC </text:p>
        </text:list-item>
        <text:list-item>
          <text:p text:style-name="P23">Know Calculation in Detail</text:p>
        </text:list-item>
        <text:list-item>
          <text:p text:style-name="P23">CRC bits and Data Bits</text:p>
        </text:list-item>
        <text:list-item>
          <text:p text:style-name="P35">Exact same question as 2016</text:p>
        </text:list-item>
      </text:list>
      <text:p text:style-name="P15"/>
      <text:p text:style-name="P33">Q2 (a) – <text:span text:style-name="T1">Multiple Access</text:span></text:p>
      <text:p text:style-name="P15"/>
      <text:list xml:id="list2590140044" text:style-name="L14">
        <text:list-item>
          <text:p text:style-name="P24">Carrier <text:s/>Sense Multiple Access (CSMA)</text:p>
        </text:list-item>
        <text:list-item>
          <text:p text:style-name="P24">Collision Detecion (CA)</text:p>
        </text:list-item>
        <text:list-item>
          <text:p text:style-name="P24">Time Division Multiple Access (TDMA)</text:p>
        </text:list-item>
        <text:list-item>
          <text:p text:style-name="P24">CSMA vs Another Protocol</text:p>
        </text:list-item>
        <text:list-item>
          <text:p text:style-name="P36">Exact same question as 2016</text:p>
        </text:list-item>
      </text:list>
      <text:p text:style-name="P15"/>
      <text:p text:style-name="P33">Q2 (b) <text:s/>- <text:span text:style-name="T1">Distributed Coordination Function </text:span></text:p>
      <text:p text:style-name="P15"/>
      <text:list xml:id="list2273773869" text:style-name="L15">
        <text:list-item>
          <text:p text:style-name="P14">Distributed Coordination Function (DCF)</text:p>
        </text:list-item>
        <text:list-item>
          <text:p text:style-name="P14">Point Coordination Function (PCF)</text:p>
        </text:list-item>
        <text:list-item>
          <text:p text:style-name="P14">Both in detail, know protocols</text:p>
        </text:list-item>
        <text:list-item>
          <text:p text:style-name="P37">Exact same question as 2016</text:p>
        </text:list-item>
      </text:list>
      <text:p text:style-name="P15"/>
      <text:p text:style-name="P33">Q3 (a) – <text:span text:style-name="T1">IP Protocols</text:span></text:p>
      <text:p text:style-name="P15"/>
      <text:list xml:id="list2283257422" text:style-name="L16">
        <text:list-item>
          <text:p text:style-name="P25">Classful Addressing (5 Classes for IPv4 addresses)</text:p>
        </text:list-item>
        <text:list-item>
          <text:p text:style-name="P25">Network Address Translation (NAT)</text:p>
        </text:list-item>
        <text:list-item>
          <text:p text:style-name="P25">Classful Inter-Domain Routing (CIDR)</text:p>
        </text:list-item>
        <text:list-item>
          <text:p text:style-name="P25">IPv6 Address Changes vs IPv4 Addresses</text:p>
        </text:list-item>
      </text:list>
      <text:p text:style-name="P15"/>
      <text:p text:style-name="P33">Q3 (b) – <text:span text:style-name="T1">Routing Protocols</text:span></text:p>
      <text:p text:style-name="P15"/>
      <text:list xml:id="list11575179" text:style-name="L17">
        <text:list-item>
          <text:p text:style-name="P26">Distance Vector Routing</text:p>
        </text:list-item>
        <text:list-item>
          <text:p text:style-name="P26">Link State Routing</text:p>
        </text:list-item>
        <text:list-item>
          <text:p text:style-name="P26">Router Failures and Solutions</text:p>
        </text:list-item>
      </text:list>
      <text:p text:style-name="P27"/>
      <text:p text:style-name="P38">Q4 (a) and (b) - </text:p>
      <text:p text:style-name="P38"/>
      <text:list xml:id="list2304290559" text:style-name="L18">
        <text:list-item>
          <text:p text:style-name="P40">Transport Control Protocol (TCP)</text:p>
        </text:list-item>
        <text:list-item>
          <text:p text:style-name="P40">User Datagram Protocol (UDP)</text:p>
        </text:list-item>
      </text:list>
      <text:p text:style-name="P39"><text:soft-page-break/>201<text:span text:style-name="T2">4</text:span> Exam:</text:p>
      <text:p text:style-name="P39"/>
      <text:p text:style-name="P33">Q1 (a) – <text:span text:style-name="T1">Fhuffman Encoding??</text:span></text:p>
      <text:p text:style-name="P15"/>
      <text:list xml:id="list75440707461081" text:continue-list="list75439863081334" text:style-name="L2">
        <text:list-item>
          <text:p text:style-name="P42">Huffman Encoding</text:p>
        </text:list-item>
      </text:list>
      <text:p text:style-name="P41"/>
      <text:p text:style-name="P15"/>
      <text:p text:style-name="P33">Q1 (b) – <text:span text:style-name="T3">Flow Control</text:span></text:p>
      <text:p text:style-name="P15"/>
      <text:list xml:id="list2850922646" text:style-name="L19">
        <text:list-item>
          <text:p text:style-name="P43">High-Level Data Link Control (HDLC)</text:p>
        </text:list-item>
        <text:list-item>
          <text:p text:style-name="P43">Stop-and-Wait ARQ, Selective Repeat ARQ</text:p>
        </text:list-item>
      </text:list>
      <text:p text:style-name="P15"/>
      <text:p text:style-name="P33">Q2 (a) – <text:span text:style-name="T3">Coordination Functions</text:span></text:p>
      <text:p text:style-name="P15"/>
      <text:list xml:id="list3152184380" text:style-name="L20">
        <text:list-item>
          <text:p text:style-name="P44">Point Coordination Function (PCF)</text:p>
        </text:list-item>
        <text:list-item>
          <text:p text:style-name="P44">Distributed Coordination Function (DCF)</text:p>
        </text:list-item>
        <text:list-item>
          <text:p text:style-name="P44">Hidden terminal problem</text:p>
        </text:list-item>
        <text:list-item>
          <text:p text:style-name="P44">Exposed terminal problem</text:p>
        </text:list-item>
      </text:list>
      <text:p text:style-name="P15"/>
      <text:p text:style-name="P33">Q2 (b) <text:s/>- <text:span text:style-name="T3">Medium Access Control </text:span></text:p>
      <text:p text:style-name="P15"/>
      <text:list xml:id="list1615870251" text:style-name="L21">
        <text:list-item>
          <text:p text:style-name="P45">Carrier Sense Multiple Access (CSMA)</text:p>
        </text:list-item>
        <text:list-item>
          <text:p text:style-name="P45">Collision Detection (CD)</text:p>
        </text:list-item>
        <text:list-item>
          <text:p text:style-name="P45">Time Division Multiple Access (TDMA)</text:p>
        </text:list-item>
      </text:list>
      <text:p text:style-name="P15"/>
      <text:p text:style-name="P33">Q3 (a) – <text:span text:style-name="T3">Transmission Control Protocol (TCP)</text:span></text:p>
      <text:p text:style-name="P15"/>
      <text:list xml:id="list3855761615" text:style-name="L22">
        <text:list-item>
          <text:p text:style-name="P30">TCP Life-Cycle</text:p>
        </text:list-item>
        <text:list-item>
          <text:p text:style-name="P30">Congestion Control</text:p>
        </text:list-item>
      </text:list>
      <text:p text:style-name="P15"/>
      <text:p text:style-name="P33">Q3 (b) – <text:span text:style-name="T3">Transmission Control Protocol</text:span></text:p>
      <text:p text:style-name="P15"/>
      <text:list xml:id="list1023938326" text:style-name="L23">
        <text:list-item>
          <text:p text:style-name="P31">Additive Increase </text:p>
        </text:list-item>
        <text:list-item>
          <text:p text:style-name="P31">Multiplicative Decrease</text:p>
        </text:list-item>
        <text:list-item>
          <text:p text:style-name="P31"/>
        </text:list-item>
      </text:list>
      <text:p text:style-name="P27"/>
      <text:p text:style-name="P38">Q4 (a) and (b) – <text:span text:style-name="T3">Routing Protocols</text:span></text:p>
      <text:p text:style-name="P38"/>
      <text:list xml:id="list246212515" text:style-name="L24">
        <text:list-item>
          <text:p text:style-name="P46">Distance Vector Routing</text:p>
        </text:list-item>
        <text:list-item>
          <text:p text:style-name="P46">Count to Inifinity Prblem</text:p>
        </text:list-item>
        <text:list-item>
          <text:p text:style-name="P46">Classless Inter-Domain Routing (CIDR)</text:p>
        </text:list-item>
        <text:list-item>
          <text:p text:style-name="P46">IP Address Ranges</text:p>
        </text:list-item>
        <text:list-item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7:08:39.697066954</meta:creation-date>
    <dc:date>2018-04-09T07:54:39.749259090</dc:date>
    <meta:editing-duration>PT5M50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4" meta:paragraph-count="124" meta:word-count="588" meta:character-count="3560" meta:non-whitespace-character-count="3141"/>
  </office:meta>
</office:document-meta>
</file>